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Verdana, Helvetica, Arial"/>
    <style:font-face style:name="verdana" svg:font-family="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widows="1" fo:text-indent="0cm" style:auto-text-indent="false"/>
      <style:text-properties fo:color="#000000"/>
    </style:style>
    <style:style style:name="P2" style:family="paragraph" style:parent-style-name="Standard">
      <style:paragraph-properties fo:margin-left="0cm" fo:margin-right="0cm" style:line-height-at-least="0.503cm" fo:widows="1" fo:text-indent="0cm" style:auto-text-indent="false"/>
      <style:text-properties fo:color="#000000" officeooo:rsid="0007fc3a" officeooo:paragraph-rsid="0007fc3a"/>
    </style:style>
    <style:style style:name="P3" style:family="paragraph" style:parent-style-name="Standard">
      <style:paragraph-properties fo:margin-left="0cm" fo:margin-right="0cm" style:line-height-at-least="0.503cm" fo:widows="1" fo:text-indent="0cm" style:auto-text-indent="false"/>
      <style:text-properties fo:font-variant="normal" fo:text-transform="none" fo:color="#000000" fo:letter-spacing="normal" officeooo:rsid="0007fc3a" officeooo:paragraph-rsid="0007fc3a" style:font-name-asian="georgia" style:font-size-asian="11.25pt" style:font-style-asian="normal" style:font-weight-asian="normal"/>
    </style:style>
    <style:style style:name="P4" style:family="paragraph" style:parent-style-name="Heading_20_1">
      <style:paragraph-properties fo:text-align="center" style:justify-single-word="false"/>
    </style:style>
    <style:style style:name="T1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T2" style:family="text">
      <style:text-properties fo:font-variant="normal" fo:text-transform="none" fo:color="#000000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  <style:style style:name="T3" style:family="text">
      <style:text-properties fo:font-variant="normal" fo:text-transform="none" style:font-name="georgia" fo:font-size="11.25pt" fo:letter-spacing="normal" fo:font-style="normal" fo:font-weight="normal"/>
    </style:style>
    <style:style style:name="T4" style:family="text">
      <style:text-properties fo:font-variant="normal" fo:text-transform="none" style:font-name="georgia" fo:letter-spacing="normal" fo:font-style="normal" fo:font-weight="normal"/>
    </style:style>
    <style:style style:name="T5" style:family="text">
      <style:text-properties fo:font-variant="normal" fo:text-transform="none" fo:letter-spacing="normal" style:font-name-asian="georgia" style:font-size-asian="11.25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floyd</text:span><text:span text:style-name="T5">算法是求所有点之间的最短路的，复杂度</text:span><text:span text:style-name="T3">O</text:span><text:span text:style-name="T5">（</text:span><text:span text:style-name="T3">n</text:span><text:span text:style-name="T4">3</text:span><text:span text:style-name="T5">）代码简单是最大特色</text:span></text:p>
      <text:p text:style-name="P2"/>
      <text:p text:style-name="P3">#include&lt;stdio.h&gt;</text:p>
      <text:p text:style-name="P3">#include&lt;string.h&gt;</text:p>
      <text:p text:style-name="P2"/>
      <text:p text:style-name="P3">const int maxn=105;</text:p>
      <text:p text:style-name="P3">const int INF=0x3f3f3f3f;</text:p>
      <text:p text:style-name="P3">int ma[maxn][maxn],n;</text:p>
      <text:p text:style-name="P2"/>
      <text:p text:style-name="P3">inline int min(int a,int b){return a&lt;b?a:b;}</text:p>
      <text:p text:style-name="P3">inline int max(int a,int b){return a&gt;b?a:b;}</text:p>
      <text:p text:style-name="P2"/>
      <text:p text:style-name="P3">memset(g,0x3f,sizeof(g));</text:p>
      <text:p text:style-name="P3">for(int k=1;k&lt;=n;++k){</text:p>
      <text:p text:style-name="P3"><text:s text:c="4"/>for(int i=1;i&lt;=n;++i){</text:p>
      <text:p text:style-name="P3"><text:s text:c="8"/>for(int j=1;j&lt;=n;++j){</text:p>
      <text:p text:style-name="P3"><text:s text:c="12"/>g[i][j]=min(g[i][j],g[i][k]+g[k][j]);</text:p>
      <text:p text:style-name="P3"><text:s text:c="8"/>}</text:p>
      <text:p text:style-name="P3"><text:s text:c="4"/>}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, Verdana, Helvetica, Arial"/>
    <style:font-face style:name="verdana" svg:font-family="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Fallback" style:font-family-complex="'Droid Sans Fallback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text-align="center" style:justify-single-word="false"/>
    </style:style>
    <style:style style:name="MT1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MT2" style:family="text">
      <style:text-properties fo:font-variant="normal" fo:text-transform="none" fo:color="#000000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bookmark text:name="cb_post_title_url"/><text:span text:style-name="MT1">最短路</text:span><text:span text:style-name="MT2">--floyd</text:span><text:span text:style-name="MT1">算法模板</text:span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23:01:19.263670266</meta:creation-date>
    <dc:date>2015-10-12T23:14:48.802589955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7" meta:word-count="74" meta:character-count="406" meta:non-whitespace-character-count="352"/>
  </office:meta>
</office:document-meta>
</file>